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draw:textarea-horizontal-align="left" draw:textarea-vertical-align="top" draw:auto-grow-height="true" fo:min-height="17.936cm"/>
    </style:style>
    <style:style style:name="pr4" style:family="presentation" style:parent-style-name="Default-subtitle">
      <style:graphic-properties draw:fill-color="#ffffff" draw:textarea-horizontal-align="left" draw:textarea-vertical-align="top" draw:auto-grow-height="true" fo:min-height="18.265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paragraph-properties fo:text-align="start"/>
      <style:text-properties fo:font-family="Courier" style:font-family-generic="modern" style:font-pitch="fixed" fo:font-size="16pt" style:font-size-asian="16pt" style:font-size-complex="16pt"/>
    </style:style>
    <style:style style:name="P7" style:family="paragraph">
      <style:paragraph-properties fo:text-align="start"/>
      <style:text-properties fo:font-size="16pt"/>
    </style:style>
    <style:style style:name="T1" style:family="text">
      <style:text-properties fo:font-size="32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family="Courier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7" style:family="text">
      <style:text-properties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Getopt::Complete</text:span></text:p>
            <text:p><text:span text:style-name="T2"/></text:p>
            <text:p><text:span text:style-name="T3"><text:s/></text:span></text:p>
            <text:p><text:span text:style-name="T3"/></text:p>
            <text:p><text:span text:style-name="T3"/></text:p>
            <text:p><text:span text:style-name="T3"/></text:p>
            <text:p><text:span text:style-name="T4"/></text:p>
            <text:p><text:span text:style-name="T4"><text:s/>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Getopt::Complete</text:span></text:p>
            <text:p><text:span text:style-name="T2"/></text:p>
            <text:p><text:span text:style-name="T3">tab-completion for Perl apps</text:span></text:p>
            <text:p><text:span text:style-name="T3"/></text:p>
            <text:p><text:span text:style-name="T3"/></text:p>
            <text:p><text:span text:style-name="T3"/></text:p>
            <text:p><text:span text:style-name="T4"/></text:p>
            <text:p><text:span text:style-name="T4"><text:s/>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Getopt::Complete</text:span></text:p>
            <text:p><text:span text:style-name="T2"/></text:p>
            <text:p><text:span text:style-name="T3">tab-completion for Perl apps</text:span></text:p>
            <text:p><text:span text:style-name="T3"/></text:p>
            <text:p><text:span text:style-name="T3"/></text:p>
            <text:p><text:span text:style-name="T3">Scott Smith</text:span></text:p>
            <text:p><text:span text:style-name="T4"/></text:p>
            <text:p><text:span text:style-name="T4"><text:s/>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Getopt::Complete</text:span></text:p>
            <text:p><text:span text:style-name="T2"/></text:p>
            <text:p><text:span text:style-name="T3">tab-completion for Perl apps</text:span></text:p>
            <text:p><text:span text:style-name="T3"/></text:p>
            <text:p><text:span text:style-name="T3"/></text:p>
            <text:p><text:span text:style-name="T3">Scott Smith</text:span></text:p>
            <text:p><text:span text:style-name="T4"/></text:p>
            <text:p><text:span text:style-name="T4">Genome Center </text:span></text:p>
            <text:p><text:span text:style-name="T4">Washington University School of Medici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 text:style-name="P1"><text:span text:style-name="T1"/></text:p>
            <text:p text:style-name="P1"><text:span text:style-name="T1">Getopt::Complete</text:span></text:p>
            <text:p text:style-name="P1"><text:span text:style-name="T2"/></text:p>
            <text:p text:style-name="P1"><text:span text:style-name="T3">tab-completion for Perl apps</text:span></text:p>
            <text:p text:style-name="P1"><text:span text:style-name="T3"/></text:p>
            <text:p text:style-name="P1"><text:span text:style-name="T3"/></text:p>
            <text:p text:style-name="P1"><text:span text:style-name="T3">Scott Smith</text:span></text:p>
            <text:p text:style-name="P1"><text:span text:style-name="T4"/></text:p>
            <text:p text:style-name="P1"><text:span text:style-name="T4">Genome Center </text:span></text:p>
            <text:p text:style-name="P1"><text:span text:style-name="T4">Washington University School of Medicine</text:span></text:p>
            <text:p text:style-name="P1"><text:span text:style-name="T4"/></text:p>
            <text:p text:style-name="P1"><text:span text:style-name="T5">(see David Dooling's “The Freedom to Cure Cancer” tomorrow at 10:45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936cm" svg:x="1.4cm" svg:y="0.837cm" presentation:class="subtitle">
          <draw:text-box>
            <text:p><text:span text:style-name="T3">Everyone loves “tab completion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936cm" svg:x="1.4cm" svg:y="0.837cm" presentation:class="subtitle">
          <draw:text-box>
            <text:p><text:span text:style-name="T3">This makes it easy to add to any Perl ap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’ <text:s text:c="9"/>=&gt; [’ribbit’,’urp’,’ugh’]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’ <text:s text:c="9"/>=&gt; [’ribbit’,’urp’,’ugh’],</text:span></text:p>
            <text:p text:style-name="P4"><text:span text:style-name="T4"><text:s text:c="6"/>’</text:span><text:span text:style-name="T4">fraggle’ <text:s text:c="4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print "the frog says " . $ARGS{frog} . "\n";</text:span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print "the frog says " . $ARGS{frog} . "\n";</text:span></text:p>
            <text:p text:style-name="P4"><text:span text:style-name="T4"/></text:p>
            <text:p text:style-name="P4"><text:span text:style-name="T4">In ~/.bashrc or ~/.bash_profile, or directly in bash:</text:span></text:p>
            <text:p text:style-name="P4"><text:span text:style-name="T4"/></text:p>
            <text:p text:style-name="P4"><text:span text:style-name="T4"><text:s/></text:span><text:span text:style-name="T4">$ complete ‐C myprogram myprogram</text:span></text:p>
            <text:p text:style-name="P4"><text:span text:style-name="T4"/></text:p>
            <text:p text:style-name="P4"><text:span text:style-name="T4"/></text:p>
            <text:p text:style-name="P4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print "the frog says " . $ARGS{frog} . "\n";</text:span></text:p>
            <text:p text:style-name="P4"><text:span text:style-name="T4"/></text:p>
            <text:p text:style-name="P4"><text:span text:style-name="T4">In ~/.bashrc or ~/.bash_profile, or directly in bash:</text:span></text:p>
            <text:p text:style-name="P4"><text:span text:style-name="T4"/></text:p>
            <text:p text:style-name="P4"><text:span text:style-name="T4"><text:s/></text:span><text:span text:style-name="T4">$ complete ‐C myprogram myprogram</text:span></text:p>
            <text:p text:style-name="P4"><text:span text:style-name="T4"/></text:p>
            <text:p text:style-name="P4"><text:span text:style-name="T4">Thereafter in the terminal (after next login, or sourcing the updated .bashrc):</text:span></text:p>
            <text:p text:style-name="P4"><text:span text:style-name="T4"/></text:p>
            <text:p text:style-name="P4"><text:span text:style-name="T4"><text:s/></text:span><text:span text:style-name="T4">$ myprogram <text:s/>--&lt;TAB&gt;</text:span></text:p>
            <text:p text:style-name="P4"><text:span text:style-name="T4"><text:s/></text:span><text:span text:style-name="T4">--fraggle –frog</text:span></text:p>
            <text:p text:style-name="P4"><text:span text:style-name="T4"/></text:p>
            <text:p text:style-name="P4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print "the frog says " . $ARGS{frog} . "\n";</text:span></text:p>
            <text:p text:style-name="P4"><text:span text:style-name="T4"/></text:p>
            <text:p text:style-name="P4"><text:span text:style-name="T4">In ~/.bashrc or ~/.bash_profile, or directly in bash:</text:span></text:p>
            <text:p text:style-name="P4"><text:span text:style-name="T4"/></text:p>
            <text:p text:style-name="P4"><text:span text:style-name="T4"><text:s/></text:span><text:span text:style-name="T4">$ complete ‐C myprogram myprogram</text:span></text:p>
            <text:p text:style-name="P4"><text:span text:style-name="T4"/></text:p>
            <text:p text:style-name="P4"><text:span text:style-name="T4">Thereafter in the terminal (after next login, or sourcing the updated .bashrc):</text:span></text:p>
            <text:p text:style-name="P4"><text:span text:style-name="T4"/></text:p>
            <text:p text:style-name="P4"><text:span text:style-name="T4"><text:s/></text:span><text:span text:style-name="T4">$ myprogram <text:s/>--&lt;TAB&gt;</text:span></text:p>
            <text:p text:style-name="P4"><text:span text:style-name="T4"><text:s/></text:span><text:span text:style-name="T4">--fraggle –frog</text:span></text:p>
            <text:p text:style-name="P4"><text:span text:style-name="T4"/></text:p>
            <text:p text:style-name="P4"><text:span text:style-name="T4"><text:s/></text:span><text:span text:style-name="T4">$ myprogram ‐‐f&lt;TAB&gt;</text:span></text:p>
            <text:p text:style-name="P4"><text:span text:style-name="T4"><text:s/></text:span><text:span text:style-name="T4">$ myprogram ‐‐fr</text:span></text:p>
            <text:p text:style-name="P4"><text:span text:style-name="T4"/></text:p>
            <text:p text:style-name="P4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print "the frog says " . $ARGS{frog} . "\n";</text:span></text:p>
            <text:p text:style-name="P4"><text:span text:style-name="T4"/></text:p>
            <text:p text:style-name="P4"><text:span text:style-name="T4">In ~/.bashrc or ~/.bash_profile, or directly in bash:</text:span></text:p>
            <text:p text:style-name="P4"><text:span text:style-name="T4"/></text:p>
            <text:p text:style-name="P4"><text:span text:style-name="T4"><text:s/></text:span><text:span text:style-name="T4">$ complete ‐C myprogram myprogram</text:span></text:p>
            <text:p text:style-name="P4"><text:span text:style-name="T4"/></text:p>
            <text:p text:style-name="P4"><text:span text:style-name="T4">Thereafter in the terminal (after next login, or sourcing the updated .bashrc):</text:span></text:p>
            <text:p text:style-name="P4"><text:span text:style-name="T4"/></text:p>
            <text:p text:style-name="P4"><text:span text:style-name="T4"><text:s/></text:span><text:span text:style-name="T4">$ myprogram <text:s/>--&lt;TAB&gt;</text:span></text:p>
            <text:p text:style-name="P4"><text:span text:style-name="T4"><text:s/></text:span><text:span text:style-name="T4">--fraggle –frog</text:span></text:p>
            <text:p text:style-name="P4"><text:span text:style-name="T4"/></text:p>
            <text:p text:style-name="P4"><text:span text:style-name="T4"><text:s/></text:span><text:span text:style-name="T4">$ myprogram ‐‐f&lt;TAB&gt;</text:span></text:p>
            <text:p text:style-name="P4"><text:span text:style-name="T4"><text:s/></text:span><text:span text:style-name="T4">$ myprogram ‐‐fr</text:span></text:p>
            <text:p text:style-name="P4"><text:span text:style-name="T4"/></text:p>
            <text:p text:style-name="P4"><text:span text:style-name="T4"><text:s/></text:span><text:span text:style-name="T4">$ myprogram ‐‐fr&lt;TAB&gt;&lt;TAB&gt;</text:span></text:p>
            <text:p text:style-name="P4"><text:span text:style-name="T4"><text:s/></text:span><text:span text:style-name="T4">--fraggle --frog</text:span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print "the frog says " . $ARGS{frog} . "\n";</text:span></text:p>
            <text:p text:style-name="P4"><text:span text:style-name="T4"/></text:p>
            <text:p text:style-name="P4"><text:span text:style-name="T4">In ~/.bashrc or ~/.bash_profile, or directly in bash:</text:span></text:p>
            <text:p text:style-name="P4"><text:span text:style-name="T4"/></text:p>
            <text:p text:style-name="P4"><text:span text:style-name="T4"><text:s/></text:span><text:span text:style-name="T4">$ complete ‐C myprogram myprogram</text:span></text:p>
            <text:p text:style-name="P4"><text:span text:style-name="T4"/></text:p>
            <text:p text:style-name="P4"><text:span text:style-name="T4">Thereafter in the terminal (after next login, or sourcing the updated .bashrc):</text:span></text:p>
            <text:p text:style-name="P4"><text:span text:style-name="T4"/></text:p>
            <text:p text:style-name="P4"><text:span text:style-name="T4"><text:s/></text:span><text:span text:style-name="T4">$ myprogram <text:s/>--&lt;TAB&gt;</text:span></text:p>
            <text:p text:style-name="P4"><text:span text:style-name="T4"><text:s/></text:span><text:span text:style-name="T4">--fraggle –frog</text:span></text:p>
            <text:p text:style-name="P4"><text:span text:style-name="T4"/></text:p>
            <text:p text:style-name="P4"><text:span text:style-name="T4"><text:s/></text:span><text:span text:style-name="T4">$ myprogram ‐‐f&lt;TAB&gt;</text:span></text:p>
            <text:p text:style-name="P4"><text:span text:style-name="T4"><text:s/></text:span><text:span text:style-name="T4">$ myprogram ‐‐fr</text:span></text:p>
            <text:p text:style-name="P4"><text:span text:style-name="T4"/></text:p>
            <text:p text:style-name="P4"><text:span text:style-name="T4"><text:s/></text:span><text:span text:style-name="T4">$ myprogram ‐‐fr&lt;TAB&gt;&lt;TAB&gt;</text:span></text:p>
            <text:p text:style-name="P4"><text:span text:style-name="T4"><text:s/></text:span><text:span text:style-name="T4">--fraggle --frog</text:span></text:p>
            <text:p text:style-name="P4"><text:span text:style-name="T4"/></text:p>
            <text:p text:style-name="P4"><text:span text:style-name="T4"><text:s/></text:span><text:span text:style-name="T4">$ myprogram ‐‐fro&lt;TAB&gt;</text:span></text:p>
            <text:p text:style-name="P4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print "the frog says " . $ARGS{frog} . "\n";</text:span></text:p>
            <text:p text:style-name="P4"><text:span text:style-name="T4"/></text:p>
            <text:p text:style-name="P4"><text:span text:style-name="T4">In ~/.bashrc or ~/.bash_profile, or directly in bash:</text:span></text:p>
            <text:p text:style-name="P4"><text:span text:style-name="T4"/></text:p>
            <text:p text:style-name="P4"><text:span text:style-name="T4"><text:s/></text:span><text:span text:style-name="T4">$ complete ‐C myprogram myprogram</text:span></text:p>
            <text:p text:style-name="P4"><text:span text:style-name="T4"/></text:p>
            <text:p text:style-name="P4"><text:span text:style-name="T4">Thereafter in the terminal (after next login, or sourcing the updated .bashrc):</text:span></text:p>
            <text:p text:style-name="P4"><text:span text:style-name="T4"/></text:p>
            <text:p text:style-name="P4"><text:span text:style-name="T4"><text:s/></text:span><text:span text:style-name="T4">$ myprogram <text:s/>--&lt;TAB&gt;</text:span></text:p>
            <text:p text:style-name="P4"><text:span text:style-name="T4"><text:s/></text:span><text:span text:style-name="T4">--fraggle –frog</text:span></text:p>
            <text:p text:style-name="P4"><text:span text:style-name="T4"/></text:p>
            <text:p text:style-name="P4"><text:span text:style-name="T4"><text:s/></text:span><text:span text:style-name="T4">$ myprogram ‐‐f&lt;TAB&gt;</text:span></text:p>
            <text:p text:style-name="P4"><text:span text:style-name="T4"><text:s/></text:span><text:span text:style-name="T4">$ myprogram ‐‐fr</text:span></text:p>
            <text:p text:style-name="P4"><text:span text:style-name="T4"/></text:p>
            <text:p text:style-name="P4"><text:span text:style-name="T4"><text:s/></text:span><text:span text:style-name="T4">$ myprogram ‐‐fr&lt;TAB&gt;&lt;TAB&gt;</text:span></text:p>
            <text:p text:style-name="P4"><text:span text:style-name="T4"><text:s/></text:span><text:span text:style-name="T4">--fraggle --frog</text:span></text:p>
            <text:p text:style-name="P4"><text:span text:style-name="T4"/></text:p>
            <text:p text:style-name="P4"><text:span text:style-name="T4"><text:s/></text:span><text:span text:style-name="T4">$ myprogram ‐‐fro&lt;TAB&gt;</text:span></text:p>
            <text:p text:style-name="P4"><text:span text:style-name="T4"><text:s/></text:span><text:span text:style-name="T4">$ myprogram ‐‐frog</text:span></text:p>
            <text:p text:style-name="P4"><text:span text:style-name="T4"/></text:p>
            <text:p text:style-name="P4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9.562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print "the frog says " . $ARGS{frog} . "\n";</text:span></text:p>
            <text:p text:style-name="P4"><text:span text:style-name="T4"/></text:p>
            <text:p text:style-name="P4"><text:span text:style-name="T4">In ~/.bashrc or ~/.bash_profile, or directly in bash:</text:span></text:p>
            <text:p text:style-name="P4"><text:span text:style-name="T4"/></text:p>
            <text:p text:style-name="P4"><text:span text:style-name="T4"><text:s/></text:span><text:span text:style-name="T4">$ complete ‐C myprogram myprogram</text:span></text:p>
            <text:p text:style-name="P4"><text:span text:style-name="T4"/></text:p>
            <text:p text:style-name="P4"><text:span text:style-name="T4">Thereafter in the terminal (after next login, or sourcing the updated .bashrc):</text:span></text:p>
            <text:p text:style-name="P4"><text:span text:style-name="T4"/></text:p>
            <text:p text:style-name="P4"><text:span text:style-name="T4"><text:s/></text:span><text:span text:style-name="T4">$ myprogram <text:s/>--&lt;TAB&gt;</text:span></text:p>
            <text:p text:style-name="P4"><text:span text:style-name="T4"><text:s/></text:span><text:span text:style-name="T4">--fraggle –frog</text:span></text:p>
            <text:p text:style-name="P4"><text:span text:style-name="T4"/></text:p>
            <text:p text:style-name="P4"><text:span text:style-name="T4"><text:s/></text:span><text:span text:style-name="T4">$ myprogram ‐‐f&lt;TAB&gt;</text:span></text:p>
            <text:p text:style-name="P4"><text:span text:style-name="T4"><text:s/></text:span><text:span text:style-name="T4">$ myprogram ‐‐fr</text:span></text:p>
            <text:p text:style-name="P4"><text:span text:style-name="T4"/></text:p>
            <text:p text:style-name="P4"><text:span text:style-name="T4"><text:s/></text:span><text:span text:style-name="T4">$ myprogram ‐‐fr&lt;TAB&gt;&lt;TAB&gt;</text:span></text:p>
            <text:p text:style-name="P4"><text:span text:style-name="T4"><text:s/></text:span><text:span text:style-name="T4">--fraggle --frog</text:span></text:p>
            <text:p text:style-name="P4"><text:span text:style-name="T4"/></text:p>
            <text:p text:style-name="P4"><text:span text:style-name="T4"><text:s/></text:span><text:span text:style-name="T4">$ myprogram ‐‐fro&lt;TAB&gt;</text:span></text:p>
            <text:p text:style-name="P4"><text:span text:style-name="T4"><text:s/></text:span><text:span text:style-name="T4">$ myprogram ‐‐frog</text:span></text:p>
            <text:p text:style-name="P4"><text:span text:style-name="T4"/></text:p>
            <text:p text:style-name="P4"><text:span text:style-name="T4"><text:s/></text:span><text:span text:style-name="T4">$ myprogram ‐‐frog &lt;TAB&gt;</text:span></text:p>
            <text:p text:style-name="P4"><text:span text:style-name="T4"><text:s/></text:span><text:span text:style-name="T4">ribbit urp ugh</text:span></text:p>
            <text:p text:style-name="P4"><text:span text:style-name="T4"/></text:p>
            <text:p text:style-name="P4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20.193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print "the frog says " . $ARGS{frog} . "\n";</text:span></text:p>
            <text:p text:style-name="P4"><text:span text:style-name="T4"/></text:p>
            <text:p text:style-name="P4"><text:span text:style-name="T4">In ~/.bashrc or ~/.bash_profile, or directly in bash:</text:span></text:p>
            <text:p text:style-name="P4"><text:span text:style-name="T4"/></text:p>
            <text:p text:style-name="P4"><text:span text:style-name="T4"><text:s/></text:span><text:span text:style-name="T4">$ complete ‐C myprogram myprogram</text:span></text:p>
            <text:p text:style-name="P4"><text:span text:style-name="T4"/></text:p>
            <text:p text:style-name="P4"><text:span text:style-name="T4">Thereafter in the terminal (after next login, or sourcing the updated .bashrc):</text:span></text:p>
            <text:p text:style-name="P4"><text:span text:style-name="T4"/></text:p>
            <text:p text:style-name="P4"><text:span text:style-name="T4"><text:s/></text:span><text:span text:style-name="T4">$ myprogram <text:s/>--&lt;TAB&gt;</text:span></text:p>
            <text:p text:style-name="P4"><text:span text:style-name="T4"><text:s/></text:span><text:span text:style-name="T4">--fraggle –frog</text:span></text:p>
            <text:p text:style-name="P4"><text:span text:style-name="T4"/></text:p>
            <text:p text:style-name="P4"><text:span text:style-name="T4"><text:s/></text:span><text:span text:style-name="T4">$ myprogram ‐‐f&lt;TAB&gt;</text:span></text:p>
            <text:p text:style-name="P4"><text:span text:style-name="T4"><text:s/></text:span><text:span text:style-name="T4">$ myprogram ‐‐fr</text:span></text:p>
            <text:p text:style-name="P4"><text:span text:style-name="T4"/></text:p>
            <text:p text:style-name="P4"><text:span text:style-name="T4"><text:s/></text:span><text:span text:style-name="T4">$ myprogram ‐‐fr&lt;TAB&gt;&lt;TAB&gt;</text:span></text:p>
            <text:p text:style-name="P4"><text:span text:style-name="T4"><text:s/></text:span><text:span text:style-name="T4">--fraggle --frog</text:span></text:p>
            <text:p text:style-name="P4"><text:span text:style-name="T4"/></text:p>
            <text:p text:style-name="P4"><text:span text:style-name="T4"><text:s/></text:span><text:span text:style-name="T4">$ myprogram ‐‐fro&lt;TAB&gt;</text:span></text:p>
            <text:p text:style-name="P4"><text:span text:style-name="T4"><text:s/></text:span><text:span text:style-name="T4">$ myprogram ‐‐frog</text:span></text:p>
            <text:p text:style-name="P4"><text:span text:style-name="T4"/></text:p>
            <text:p text:style-name="P4"><text:span text:style-name="T4"><text:s/></text:span><text:span text:style-name="T4">$ myprogram ‐‐frog &lt;TAB&gt;</text:span></text:p>
            <text:p text:style-name="P4"><text:span text:style-name="T4"><text:s/></text:span><text:span text:style-name="T4">ribbit urp ugh</text:span></text:p>
            <text:p text:style-name="P4"><text:span text:style-name="T4"/></text:p>
            <text:p text:style-name="P4"><text:span text:style-name="T4"><text:s/></text:span><text:span text:style-name="T4">$ myprogram ‐‐frog r&lt;TAB&gt;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20.824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print "the frog says " . $ARGS{frog} . "\n";</text:span></text:p>
            <text:p text:style-name="P4"><text:span text:style-name="T4"/></text:p>
            <text:p text:style-name="P4"><text:span text:style-name="T4">In ~/.bashrc or ~/.bash_profile, or directly in bash:</text:span></text:p>
            <text:p text:style-name="P4"><text:span text:style-name="T4"/></text:p>
            <text:p text:style-name="P4"><text:span text:style-name="T4"><text:s/></text:span><text:span text:style-name="T4">$ complete ‐C myprogram myprogram</text:span></text:p>
            <text:p text:style-name="P4"><text:span text:style-name="T4"/></text:p>
            <text:p text:style-name="P4"><text:span text:style-name="T4">Thereafter in the terminal (after next login, or sourcing the updated .bashrc):</text:span></text:p>
            <text:p text:style-name="P4"><text:span text:style-name="T4"/></text:p>
            <text:p text:style-name="P4"><text:span text:style-name="T4"><text:s/></text:span><text:span text:style-name="T4">$ myprogram <text:s/>--&lt;TAB&gt;</text:span></text:p>
            <text:p text:style-name="P4"><text:span text:style-name="T4"><text:s/></text:span><text:span text:style-name="T4">--fraggle –frog</text:span></text:p>
            <text:p text:style-name="P4"><text:span text:style-name="T4"/></text:p>
            <text:p text:style-name="P4"><text:span text:style-name="T4"><text:s/></text:span><text:span text:style-name="T4">$ myprogram ‐‐f&lt;TAB&gt;</text:span></text:p>
            <text:p text:style-name="P4"><text:span text:style-name="T4"><text:s/></text:span><text:span text:style-name="T4">$ myprogram ‐‐fr</text:span></text:p>
            <text:p text:style-name="P4"><text:span text:style-name="T4"/></text:p>
            <text:p text:style-name="P4"><text:span text:style-name="T4"><text:s/></text:span><text:span text:style-name="T4">$ myprogram ‐‐fr&lt;TAB&gt;&lt;TAB&gt;</text:span></text:p>
            <text:p text:style-name="P4"><text:span text:style-name="T4"><text:s/></text:span><text:span text:style-name="T4">--fraggle --frog</text:span></text:p>
            <text:p text:style-name="P4"><text:span text:style-name="T4"/></text:p>
            <text:p text:style-name="P4"><text:span text:style-name="T4"><text:s/></text:span><text:span text:style-name="T4">$ myprogram ‐‐fro&lt;TAB&gt;</text:span></text:p>
            <text:p text:style-name="P4"><text:span text:style-name="T4"><text:s/></text:span><text:span text:style-name="T4">$ myprogram ‐‐frog</text:span></text:p>
            <text:p text:style-name="P4"><text:span text:style-name="T4"/></text:p>
            <text:p text:style-name="P4"><text:span text:style-name="T4"><text:s/></text:span><text:span text:style-name="T4">$ myprogram ‐‐frog &lt;TAB&gt;</text:span></text:p>
            <text:p text:style-name="P4"><text:span text:style-name="T4"><text:s/></text:span><text:span text:style-name="T4">ribbit urp ugh</text:span></text:p>
            <text:p text:style-name="P4"><text:span text:style-name="T4"/></text:p>
            <text:p text:style-name="P4"><text:span text:style-name="T4"><text:s/></text:span><text:span text:style-name="T4">$ myprogram ‐‐frog r&lt;TAB&gt;</text:span></text:p>
            <text:p text:style-name="P4"><text:span text:style-name="T4"><text:s/></text:span><text:span text:style-name="T4">$ myprogram ‐‐frog ribbit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GetOptions(%myargs, ...)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%ARGS # alias for %Getopt::Complete::ARGS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%ARGS # alias for %Getopt::Complete::ARGS</text:span></text:p>
            <text:p text:style-name="P4"><text:span text:style-name="T4"/></text:p>
            <text:p text:style-name="P4"><text:span text:style-name="T4"><text:s text:c="2"/></text:span><text:span text:style-name="T4">$ARGS <text:s/># alias for $Getopt::Complete::ARGS object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%ARGS # alias for %Getopt::Complete::ARGS</text:span></text:p>
            <text:p text:style-name="P4"><text:span text:style-name="T4"/></text:p>
            <text:p text:style-name="P4"><text:span text:style-name="T4"><text:s text:c="2"/></text:span><text:span text:style-name="T4">$ARGS <text:s/># alias for $Getopt::Complete::ARGS object</text:span></text:p>
            <text:p text:style-name="P4"><text:span text:style-name="T4"/></text:p>
            <text:p text:style-name="P4"><text:span text:style-name="T4"><text:s text:c="2"/></text:span><text:span text:style-name="T4">(See perldoc Getop::Complete::Args.)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In the shell:</text:span></text:p>
            <text:p text:style-name="P4"><text:span text:style-name="T4"/></text:p>
            <text:p text:style-name="P4"><text:span text:style-name="T4"><text:s/></text:span><text:span text:style-name="T4">$ myprogram --&lt;TAB&gt;</text:span></text:p>
            <text:p text:style-name="P4"><text:span text:style-name="T4">--fraggle –frog –go –name –quiet --no-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In the shell:</text:span></text:p>
            <text:p text:style-name="P4"><text:span text:style-name="T4"/></text:p>
            <text:p text:style-name="P4"><text:span text:style-name="T4"><text:s/></text:span><text:span text:style-name="T4">$ myprogram --no&lt;TAB&gt;</text:span></text:p>
            <text:p text:style-name="P4"><text:span text:style-name="T4">--no-go --no-quiet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In the shell:</text:span></text:p>
            <text:p text:style-name="P4"><text:span text:style-name="T4"/></text:p>
            <text:p text:style-name="P4"><text:span text:style-name="T4"><text:s/></text:span><text:span text:style-name="T4">$ myprogram --no-q&lt;TAB&gt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In the shell:</text:span></text:p>
            <text:p text:style-name="P4"><text:span text:style-name="T4"/></text:p>
            <text:p text:style-name="P4"><text:span text:style-name="T4"><text:s/></text:span><text:span text:style-name="T4">$ myprogram –no-quiet 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In the shell:</text:span></text:p>
            <text:p text:style-name="P4"><text:span text:style-name="T4"/></text:p>
            <text:p text:style-name="P4"><text:span text:style-name="T4"><text:s/></text:span><text:span text:style-name="T4">$ myprogram –name &lt;TAB&gt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In the shell:</text:span></text:p>
            <text:p text:style-name="P4"><text:span text:style-name="T4"/></text:p>
            <text:p text:style-name="P4"><text:span text:style-name="T4"><text:s/></text:span><text:span text:style-name="T4">$ myprogram –name &lt;TAB&gt;</text:span></text:p>
            <text:p text:style-name="P4"><text:span text:style-name="T4">(nothing appears)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1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--o&lt;TAB&gt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–out 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–out &lt;TAB&gt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–out dir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–out dir&lt;TAB&gt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–out dir</text:span></text:p>
            <text:p text:style-name="P4"><text:span text:style-name="T4">dir1/ dir2/ dir2/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–out dir1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–out dir1 –o&lt;TAB&gt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–out dir1 –out 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–out dir1 –out &lt;TAB&gt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–out dir1 –out &lt;TAB&gt;</text:span></text:p>
            <text:p text:style-name="P4"><text:span text:style-name="T4">dir1/ dir2/ dir2/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-0.026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myfile’ <text:s text:c="11"/>=&gt; ’files’, <text:s text:c="13"/># or ’f’</text:span></text:p>
            <text:p text:style-name="P4"><text:span text:style-name="T4"><text:s text:c="6"/>’</text:span><text:span text:style-name="T4">mydir’ <text:s text:c="12"/>=&gt; ’directories’, <text:s text:c="2"/># or ’d’</text:span></text:p>
            <text:p text:style-name="P4"><text:span text:style-name="T4"><text:s text:c="6"/>’</text:span><text:span text:style-name="T4">mycommand’ =&gt; ’commands’, <text:s text:c="2"/># or ’c’</text:span></text:p>
            <text:p text:style-name="P4"><text:span text:style-name="T4"><text:s text:c="6"/>’</text:span><text:span text:style-name="T4">myuser’ <text:s text:c="9"/>=&gt; ’users’, <text:s text:c="10"/># or ’u’</text:span></text:p>
            <text:p text:style-name="P4"><text:span text:style-name="T4"><text:s text:c="6"/>’</text:span><text:span text:style-name="T4">mygroup’ <text:s text:c="7"/>=&gt; ’groups’, <text:s text:c="8"/># or ’d’</text:span></text:p>
            <text:p text:style-name="P4"><text:span text:style-name="T4"><text:s text:c="6"/>’</text:span><text:span text:style-name="T4">myenv’ <text:s text:c="10"/>=&gt; ’environment’, # or ’e’</text:span></text:p>
            <text:p text:style-name="P4"><text:span text:style-name="T4"><text:s text:c="6"/>’</text:span><text:span text:style-name="T4">myservice’ <text:s text:c="4"/>=&gt; ’services’, <text:s text:c="7"/># or ’s’</text:span></text:p>
            <text:p text:style-name="P4"><text:span text:style-name="T4"><text:s text:c="6"/>’</text:span><text:span text:style-name="T4">myalias’ <text:s text:c="8"/>=&gt; ’aliases’, <text:s text:c="9"/># or ’a’</text:span></text:p>
            <text:p text:style-name="P4"><text:span text:style-name="T4"><text:s text:c="6"/>’</text:span><text:span text:style-name="T4">mybuiltin’ <text:s text:c="6"/>=&gt; ’builtins’ <text:s text:c="10"/># or ’b’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01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myfile’ <text:s text:c="11"/>=&gt; ’files’, <text:s text:c="13"/># or ’f’</text:span></text:p>
            <text:p text:style-name="P4"><text:span text:style-name="T4"><text:s text:c="6"/>’</text:span><text:span text:style-name="T4">mydir’ <text:s text:c="12"/>=&gt; ’directories’, <text:s text:c="2"/># or ’d’</text:span></text:p>
            <text:p text:style-name="P4"><text:span text:style-name="T4"><text:s text:c="6"/>’</text:span><text:span text:style-name="T4">mycommand’ =&gt; ’commands’, <text:s text:c="2"/># or ’c’</text:span></text:p>
            <text:p text:style-name="P4"><text:span text:style-name="T4"><text:s text:c="6"/>’</text:span><text:span text:style-name="T4">myuser’ <text:s text:c="9"/>=&gt; ’users’, <text:s text:c="10"/># or ’u’</text:span></text:p>
            <text:p text:style-name="P4"><text:span text:style-name="T4"><text:s text:c="6"/>’</text:span><text:span text:style-name="T4">mygroup’ <text:s text:c="7"/>=&gt; ’groups’, <text:s text:c="8"/># or ’d’</text:span></text:p>
            <text:p text:style-name="P4"><text:span text:style-name="T4"><text:s text:c="6"/>’</text:span><text:span text:style-name="T4">myenv’ <text:s text:c="10"/>=&gt; ’environment’, # or ’e’</text:span></text:p>
            <text:p text:style-name="P4"><text:span text:style-name="T4"><text:s text:c="6"/>’</text:span><text:span text:style-name="T4">myservice’ <text:s text:c="4"/>=&gt; ’services’, <text:s text:c="7"/># or ’s’</text:span></text:p>
            <text:p text:style-name="P4"><text:span text:style-name="T4"><text:s text:c="6"/>’</text:span><text:span text:style-name="T4">myalias’ <text:s text:c="8"/>=&gt; ’aliases’, <text:s text:c="9"/># or ’a’</text:span></text:p>
            <text:p text:style-name="P4"><text:span text:style-name="T4"><text:s text:c="6"/>’</text:span><text:span text:style-name="T4">mybuiltin’ <text:s text:c="6"/>=&gt; ’builtins’ <text:s text:c="10"/># or ’b’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$ man bash</text:span></text:p>
            <text:p text:style-name="P4"><text:span text:style-name="T4"/></text:p>
            <text:p text:style-name="P4"><text:span text:style-name="T4"><text:s/>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01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myfile’ <text:s text:c="11"/>=&gt; ’files’, <text:s text:c="13"/># or ’f’</text:span></text:p>
            <text:p text:style-name="P4"><text:span text:style-name="T4"><text:s text:c="6"/>’</text:span><text:span text:style-name="T4">mydir’ <text:s text:c="12"/>=&gt; ’directories’, <text:s text:c="2"/># or ’d’</text:span></text:p>
            <text:p text:style-name="P4"><text:span text:style-name="T4"><text:s text:c="6"/>’</text:span><text:span text:style-name="T4">mycommand’ =&gt; ’commands’, <text:s text:c="2"/># or ’c’</text:span></text:p>
            <text:p text:style-name="P4"><text:span text:style-name="T4"><text:s text:c="6"/>’</text:span><text:span text:style-name="T4">myuser’ <text:s text:c="9"/>=&gt; ’users’, <text:s text:c="10"/># or ’u’</text:span></text:p>
            <text:p text:style-name="P4"><text:span text:style-name="T4"><text:s text:c="6"/>’</text:span><text:span text:style-name="T4">mygroup’ <text:s text:c="7"/>=&gt; ’groups’, <text:s text:c="8"/># or ’d’</text:span></text:p>
            <text:p text:style-name="P4"><text:span text:style-name="T4"><text:s text:c="6"/>’</text:span><text:span text:style-name="T4">myenv’ <text:s text:c="10"/>=&gt; ’environment’, # or ’e’</text:span></text:p>
            <text:p text:style-name="P4"><text:span text:style-name="T4"><text:s text:c="6"/>’</text:span><text:span text:style-name="T4">myservice’ <text:s text:c="4"/>=&gt; ’services’, <text:s text:c="7"/># or ’s’</text:span></text:p>
            <text:p text:style-name="P4"><text:span text:style-name="T4"><text:s text:c="6"/>’</text:span><text:span text:style-name="T4">myalias’ <text:s text:c="8"/>=&gt; ’aliases’, <text:s text:c="9"/># or ’a’</text:span></text:p>
            <text:p text:style-name="P4"><text:span text:style-name="T4"><text:s text:c="6"/>’</text:span><text:span text:style-name="T4">mybuiltin’ <text:s text:c="6"/>=&gt; ’builtins’ <text:s text:c="10"/># or ’b’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<text:s text:c="2"/></text:span><text:span text:style-name="T4">$ compgen -h</text:span></text:p>
            <text:p text:style-name="P4"><text:span text:style-name="T4"><text:s text:c="2"/></text:span><text:span text:style-name="T4">$ man bash</text:span></text:p>
            <text:p text:style-name="P4"><text:span text:style-name="T4"/></text:p>
            <text:p text:style-name="P4"><text:span text:style-name="T4"><text:s/>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,</text:span></text:p>
            <text:p text:style-name="P4"><text:span text:style-name="T4"><text:s text:c="6"/></text:span><text:span text:style-name="T4">'&lt;&gt;' <text:s text:c="12"/>=&gt; 'fil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&lt;TAB&gt;</text:span></text:p>
            <text:p text:style-name="P4"><text:span text:style-name="T4">dir1/ dir2/ dir3/ file1 file2 file3 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,</text:span></text:p>
            <text:p text:style-name="P4"><text:span text:style-name="T4"><text:s text:c="6"/></text:span><text:span text:style-name="T4">'&lt;&gt;' <text:s text:c="12"/>=&gt; 'fil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dir1/&lt;TAB&gt;</text:span></text:p>
            <text:p text:style-name="P4"><text:span text:style-name="T4">dir1/dirX dir1/fileA dir1/fileB dir1/fileC 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,</text:span></text:p>
            <text:p text:style-name="P4"><text:span text:style-name="T4"><text:s text:c="6"/></text:span><text:span text:style-name="T4">'&lt;&gt;' <text:s text:c="12"/>=&gt; 'fil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dir1/dirX/&lt;TAB&gt;</text:span></text:p>
            <text:p text:style-name="P4"><text:span text:style-name="T4">dir1/dirX/file1 dir1/dirX/dir1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,</text:span></text:p>
            <text:p text:style-name="P4"><text:span text:style-name="T4"><text:s text:c="6"/></text:span><text:span text:style-name="T4">'&lt;&gt;' <text:s text:c="12"/>=&gt; 'fil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dir1/dirX/f&lt;TAB&gt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4"/></text:p>
            <text:p text:style-name="P4"><text:span text:style-name="T4"><text:s text:c="2"/></text:span><text:span text:style-name="T4">use Getopt::Complete (</text:span></text:p>
            <text:p text:style-name="P4"><text:span text:style-name="T4"><text:s text:c="6"/>’</text:span><text:span text:style-name="T4">frog=s’ <text:s text:c="7"/>=&gt; [’ribbit’,’urp’,’ugh’],</text:span></text:p>
            <text:p text:style-name="P4"><text:span text:style-name="T4"><text:s text:c="6"/>’</text:span><text:span text:style-name="T4">fraggle=s’ <text:s text:c="2"/>=&gt; sub { return [’rock’,’roll’] },</text:span></text:p>
            <text:p text:style-name="P4"><text:span text:style-name="T4"><text:s text:c="6"/></text:span><text:span text:style-name="T4">'name=s' <text:s text:c="4"/>=&gt; undef,</text:span></text:p>
            <text:p text:style-name="P4"><text:span text:style-name="T4"><text:s text:c="6"/></text:span><text:span text:style-name="T4">'quiet!' <text:s text:c="8"/>=&gt; undef,</text:span></text:p>
            <text:p text:style-name="P4"><text:span text:style-name="T4"><text:s text:c="6"/></text:span><text:span text:style-name="T4">'go!' <text:s text:c="12"/>=&gt; undef,</text:span></text:p>
            <text:p text:style-name="P4"><text:span text:style-name="T4"><text:s text:c="6"/></text:span><text:span text:style-name="T4">'out=s@' <text:s text:c="4"/>=&gt; 'directories',</text:span></text:p>
            <text:p text:style-name="P4"><text:span text:style-name="T4"><text:s text:c="6"/></text:span><text:span text:style-name="T4">'&lt;&gt;' <text:s text:c="12"/>=&gt; 'files'</text:span></text:p>
            <text:p text:style-name="P4"><text:span text:style-name="T4"><text:s text:c="2"/></text:span><text:span text:style-name="T4">);</text:span></text:p>
            <text:p text:style-name="P4"><text:span text:style-name="T4"/></text:p>
            <text:p text:style-name="P4"><text:span text:style-name="T4">$ myprogram dir1/dirX/file 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9.823cm" svg:x="1.4cm" svg:y="0.074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6"/></text:p>
            <text:p text:style-name="P4"><text:span text:style-name="T6"><text:s text:c="2"/></text:span><text:span text:style-name="T6">use Getopt::Complete (</text:span></text:p>
            <text:p text:style-name="P4"><text:span text:style-name="T6"><text:s text:c="4"/></text:span><text:span text:style-name="T6">type =&gt; [’names’,’places’,’things’],</text:span></text:p>
            <text:p text:style-name="P4"><text:span text:style-name="T6"><text:s text:c="4"/></text:span></text:p>
            <text:p text:style-name="P4"><text:span text:style-name="T6"><text:s text:c="4"/></text:span><text:span text:style-name="T6">instance =&gt; sub {</text:span></text:p>
            <text:p text:style-name="P4"><text:span text:style-name="T6"><text:s text:c="6"/></text:span><text:span text:style-name="T6">my ($command, $value, $option, $other_opts) = @_;</text:span></text:p>
            <text:p text:style-name="P4"><text:span text:style-name="T6"><text:s text:c="4"/></text:span></text:p>
            <text:p text:style-name="P4"><text:span text:style-name="T6"><text:s text:c="6"/></text:span><text:span text:style-name="T6">if ($other_opts{type} eq ’names’) {</text:span></text:p>
            <text:p text:style-name="P4"><text:span text:style-name="T6"><text:s text:c="8"/></text:span><text:span text:style-name="T6">return [qw/larry moe curly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places’) {</text:span></text:p>
            <text:p text:style-name="P4"><text:span text:style-name="T6"><text:s text:c="8"/></text:span><text:span text:style-name="T6">return [qw/here there everywhere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things’) {</text:span></text:p>
            <text:p text:style-name="P4"><text:span text:style-name="T6"><text:s text:c="8"/></text:span><text:span text:style-name="T6">return [ query_database_matching("${value}%") ]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e {</text:span></text:p>
            <text:p text:style-name="P4"><text:span text:style-name="T6"><text:s text:c="8"/></text:span><text:span text:style-name="T6"># invalid type: no matches</text:span></text:p>
            <text:p text:style-name="P4"><text:span text:style-name="T6"><text:s text:c="8"/></text:span><text:span text:style-name="T6">return []</text:span></text:p>
            <text:p text:style-name="P4"><text:span text:style-name="T6"><text:s text:c="6"/></text:span><text:span text:style-name="T6">}</text:span></text:p>
            <text:p text:style-name="P4"><text:span text:style-name="T6"><text:s text:c="4"/></text:span><text:span text:style-name="T6">},</text:span></text:p>
            <text:p text:style-name="P4"><text:span text:style-name="T6"/></text:p>
            <text:p text:style-name="P4"><text:span text:style-name="T6"><text:s text:c="2"/></text:span><text:span text:style-name="T6">);</text:span></text:p>
            <text:p text:style-name="P4"><text:span text:style-name="T6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4" draw:text-style-name="P5" draw:layer="layout" svg:width="25.834cm" svg:height="24.172cm" svg:x="0.987cm" svg:y="0.227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6"/></text:p>
            <text:p text:style-name="P4"><text:span text:style-name="T6"><text:s text:c="2"/></text:span><text:span text:style-name="T6">use Getopt::Complete (</text:span></text:p>
            <text:p text:style-name="P4"><text:span text:style-name="T6"><text:s text:c="4"/></text:span><text:span text:style-name="T6">type =&gt; [’names’,’places’,’things’],</text:span></text:p>
            <text:p text:style-name="P4"><text:span text:style-name="T6"><text:s text:c="4"/></text:span></text:p>
            <text:p text:style-name="P4"><text:span text:style-name="T6"><text:s text:c="4"/></text:span><text:span text:style-name="T6">instance =&gt; sub {</text:span></text:p>
            <text:p text:style-name="P4"><text:span text:style-name="T6"><text:s text:c="6"/></text:span><text:span text:style-name="T6">my ($command, $value, $option, $other_opts) = @_;</text:span></text:p>
            <text:p text:style-name="P4"><text:span text:style-name="T6"><text:s text:c="4"/></text:span></text:p>
            <text:p text:style-name="P4"><text:span text:style-name="T6"><text:s text:c="6"/></text:span><text:span text:style-name="T6">if ($other_opts{type} eq ’names’) {</text:span></text:p>
            <text:p text:style-name="P4"><text:span text:style-name="T6"><text:s text:c="8"/></text:span><text:span text:style-name="T6">return [qw/larry moe curly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places’) {</text:span></text:p>
            <text:p text:style-name="P4"><text:span text:style-name="T6"><text:s text:c="8"/></text:span><text:span text:style-name="T6">return [qw/here there everywhere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things’) {</text:span></text:p>
            <text:p text:style-name="P4"><text:span text:style-name="T6"><text:s text:c="8"/></text:span><text:span text:style-name="T6">return [ query_database_matching("${value}%") ]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e {</text:span></text:p>
            <text:p text:style-name="P4"><text:span text:style-name="T6"><text:s text:c="8"/></text:span><text:span text:style-name="T6"># invalid type: no matches</text:span></text:p>
            <text:p text:style-name="P4"><text:span text:style-name="T6"><text:s text:c="8"/></text:span><text:span text:style-name="T6">return []</text:span></text:p>
            <text:p text:style-name="P4"><text:span text:style-name="T6"><text:s text:c="6"/></text:span><text:span text:style-name="T6">}</text:span></text:p>
            <text:p text:style-name="P4"><text:span text:style-name="T6"><text:s text:c="4"/></text:span><text:span text:style-name="T6">},</text:span></text:p>
            <text:p text:style-name="P4"><text:span text:style-name="T6"/></text:p>
            <text:p text:style-name="P4"><text:span text:style-name="T6"><text:s text:c="2"/></text:span><text:span text:style-name="T6">);</text:span></text:p>
            <text:p text:style-name="P4"><text:span text:style-name="T6"/></text:p>
            <text:p text:style-name="P4"><text:span text:style-name="T7">In the shell:</text:span></text:p>
            <text:p text:style-name="P4"><text:span text:style-name="T7"/></text:p>
            <text:p text:style-name="P4"><text:span text:style-name="T7">$ myprogram –type &lt;TAB&gt;</text:span></text:p>
            <text:p text:style-name="P4"><text:span text:style-name="T7">names people places</text:span></text:p>
            <text:p text:style-name="P4"><text:span text:style-name="T7"/></text:p>
            <text:p text:style-name="P4"><text:span text:style-name="T7"/></text:p>
            <text:p text:style-name="P4"><text:span text:style-name="T6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24.172cm" svg:x="1.27cm" svg:y="0.246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6"/></text:p>
            <text:p text:style-name="P4"><text:span text:style-name="T6"><text:s text:c="2"/></text:span><text:span text:style-name="T6">use Getopt::Complete (</text:span></text:p>
            <text:p text:style-name="P4"><text:span text:style-name="T6"><text:s text:c="4"/></text:span><text:span text:style-name="T6">type =&gt; [’names’,’places’,’things’],</text:span></text:p>
            <text:p text:style-name="P4"><text:span text:style-name="T6"><text:s text:c="4"/></text:span></text:p>
            <text:p text:style-name="P4"><text:span text:style-name="T6"><text:s text:c="4"/></text:span><text:span text:style-name="T6">instance =&gt; sub {</text:span></text:p>
            <text:p text:style-name="P4"><text:span text:style-name="T6"><text:s text:c="6"/></text:span><text:span text:style-name="T6">my ($command, $value, $option, $other_opts) = @_;</text:span></text:p>
            <text:p text:style-name="P4"><text:span text:style-name="T6"><text:s text:c="4"/></text:span></text:p>
            <text:p text:style-name="P4"><text:span text:style-name="T6"><text:s text:c="6"/></text:span><text:span text:style-name="T6">if ($other_opts{type} eq ’names’) {</text:span></text:p>
            <text:p text:style-name="P4"><text:span text:style-name="T6"><text:s text:c="8"/></text:span><text:span text:style-name="T6">return [qw/larry moe curly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places’) {</text:span></text:p>
            <text:p text:style-name="P4"><text:span text:style-name="T6"><text:s text:c="8"/></text:span><text:span text:style-name="T6">return [qw/here there everywhere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things’) {</text:span></text:p>
            <text:p text:style-name="P4"><text:span text:style-name="T6"><text:s text:c="8"/></text:span><text:span text:style-name="T6">return [ query_database_matching("${value}%") ]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e {</text:span></text:p>
            <text:p text:style-name="P4"><text:span text:style-name="T6"><text:s text:c="8"/></text:span><text:span text:style-name="T6"># invalid type: no matches</text:span></text:p>
            <text:p text:style-name="P4"><text:span text:style-name="T6"><text:s text:c="8"/></text:span><text:span text:style-name="T6">return []</text:span></text:p>
            <text:p text:style-name="P4"><text:span text:style-name="T6"><text:s text:c="6"/></text:span><text:span text:style-name="T6">}</text:span></text:p>
            <text:p text:style-name="P4"><text:span text:style-name="T6"><text:s text:c="4"/></text:span><text:span text:style-name="T6">},</text:span></text:p>
            <text:p text:style-name="P4"><text:span text:style-name="T6"/></text:p>
            <text:p text:style-name="P4"><text:span text:style-name="T6"><text:s text:c="2"/></text:span><text:span text:style-name="T6">);</text:span></text:p>
            <text:p text:style-name="P4"><text:span text:style-name="T6"/></text:p>
            <text:p text:style-name="P4"><text:span text:style-name="T7">In the shell:</text:span></text:p>
            <text:p text:style-name="P4"><text:span text:style-name="T7"/></text:p>
            <text:p text:style-name="P4"><text:span text:style-name="T7">$ myprogram –type places 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24.172cm" svg:x="1.471cm" svg:y="-0.042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6"/></text:p>
            <text:p text:style-name="P4"><text:span text:style-name="T6"><text:s text:c="2"/></text:span><text:span text:style-name="T6">use Getopt::Complete (</text:span></text:p>
            <text:p text:style-name="P4"><text:span text:style-name="T6"><text:s text:c="4"/></text:span><text:span text:style-name="T6">type =&gt; [’names’,’places’,’things’],</text:span></text:p>
            <text:p text:style-name="P4"><text:span text:style-name="T6"><text:s text:c="4"/></text:span></text:p>
            <text:p text:style-name="P4"><text:span text:style-name="T6"><text:s text:c="4"/></text:span><text:span text:style-name="T6">instance =&gt; sub {</text:span></text:p>
            <text:p text:style-name="P4"><text:span text:style-name="T6"><text:s text:c="6"/></text:span><text:span text:style-name="T6">my ($command, $value, $option, $other_opts) = @_;</text:span></text:p>
            <text:p text:style-name="P4"><text:span text:style-name="T6"><text:s text:c="4"/></text:span></text:p>
            <text:p text:style-name="P4"><text:span text:style-name="T6"><text:s text:c="6"/></text:span><text:span text:style-name="T6">if ($other_opts{type} eq ’names’) {</text:span></text:p>
            <text:p text:style-name="P4"><text:span text:style-name="T6"><text:s text:c="8"/></text:span><text:span text:style-name="T6">return [qw/larry moe curly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places’) {</text:span></text:p>
            <text:p text:style-name="P4"><text:span text:style-name="T6"><text:s text:c="8"/></text:span><text:span text:style-name="T6">return [qw/here there everywhere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things’) {</text:span></text:p>
            <text:p text:style-name="P4"><text:span text:style-name="T6"><text:s text:c="8"/></text:span><text:span text:style-name="T6">return [ query_database_matching("${value}%") ]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e {</text:span></text:p>
            <text:p text:style-name="P4"><text:span text:style-name="T6"><text:s text:c="8"/></text:span><text:span text:style-name="T6"># invalid type: no matches</text:span></text:p>
            <text:p text:style-name="P4"><text:span text:style-name="T6"><text:s text:c="8"/></text:span><text:span text:style-name="T6">return []</text:span></text:p>
            <text:p text:style-name="P4"><text:span text:style-name="T6"><text:s text:c="6"/></text:span><text:span text:style-name="T6">}</text:span></text:p>
            <text:p text:style-name="P4"><text:span text:style-name="T6"><text:s text:c="4"/></text:span><text:span text:style-name="T6">},</text:span></text:p>
            <text:p text:style-name="P4"><text:span text:style-name="T6"/></text:p>
            <text:p text:style-name="P4"><text:span text:style-name="T6"><text:s text:c="2"/></text:span><text:span text:style-name="T6">);</text:span></text:p>
            <text:p text:style-name="P4"><text:span text:style-name="T6"/></text:p>
            <text:p text:style-name="P4"><text:span text:style-name="T7">In the shell:</text:span></text:p>
            <text:p text:style-name="P4"><text:span text:style-name="T7"/></text:p>
            <text:p text:style-name="P4"><text:span text:style-name="T7">$ myprogram –type places –instance &lt;TAB&gt;</text:span></text:p>
            <text:p text:style-name="P4"><text:span text:style-name="T7">everywhere here there </text:span></text:p>
            <text:p text:style-name="P4"><text:span text:style-name="T7"/></text:p>
            <text:p text:style-name="P4"><text:span text:style-name="T7"/></text:p>
            <text:p text:style-name="P4"><text:span text:style-name="T6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24.172cm" svg:x="1.471cm" svg:y="0.001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6"/></text:p>
            <text:p text:style-name="P4"><text:span text:style-name="T6"><text:s text:c="2"/></text:span><text:span text:style-name="T6">use Getopt::Complete (</text:span></text:p>
            <text:p text:style-name="P4"><text:span text:style-name="T6"><text:s text:c="4"/></text:span><text:span text:style-name="T6">type =&gt; [’names’,’places’,’things’],</text:span></text:p>
            <text:p text:style-name="P4"><text:span text:style-name="T6"><text:s text:c="4"/></text:span></text:p>
            <text:p text:style-name="P4"><text:span text:style-name="T6"><text:s text:c="4"/></text:span><text:span text:style-name="T6">instance =&gt; sub {</text:span></text:p>
            <text:p text:style-name="P4"><text:span text:style-name="T6"><text:s text:c="6"/></text:span><text:span text:style-name="T6">my ($command, $value, $option, $other_opts) = @_;</text:span></text:p>
            <text:p text:style-name="P4"><text:span text:style-name="T6"><text:s text:c="4"/></text:span></text:p>
            <text:p text:style-name="P4"><text:span text:style-name="T6"><text:s text:c="6"/></text:span><text:span text:style-name="T6">if ($other_opts{type} eq ’names’) {</text:span></text:p>
            <text:p text:style-name="P4"><text:span text:style-name="T6"><text:s text:c="8"/></text:span><text:span text:style-name="T6">return [qw/larry moe curly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places’) {</text:span></text:p>
            <text:p text:style-name="P4"><text:span text:style-name="T6"><text:s text:c="8"/></text:span><text:span text:style-name="T6">return [qw/here there everywhere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things’) {</text:span></text:p>
            <text:p text:style-name="P4"><text:span text:style-name="T6"><text:s text:c="8"/></text:span><text:span text:style-name="T6">return [ query_database_matching("${value}%") ]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e {</text:span></text:p>
            <text:p text:style-name="P4"><text:span text:style-name="T6"><text:s text:c="8"/></text:span><text:span text:style-name="T6"># invalid type: no matches</text:span></text:p>
            <text:p text:style-name="P4"><text:span text:style-name="T6"><text:s text:c="8"/></text:span><text:span text:style-name="T6">return []</text:span></text:p>
            <text:p text:style-name="P4"><text:span text:style-name="T6"><text:s text:c="6"/></text:span><text:span text:style-name="T6">}</text:span></text:p>
            <text:p text:style-name="P4"><text:span text:style-name="T6"><text:s text:c="4"/></text:span><text:span text:style-name="T6">},</text:span></text:p>
            <text:p text:style-name="P4"><text:span text:style-name="T6"/></text:p>
            <text:p text:style-name="P4"><text:span text:style-name="T6"><text:s text:c="2"/></text:span><text:span text:style-name="T6">);</text:span></text:p>
            <text:p text:style-name="P4"><text:span text:style-name="T6"/></text:p>
            <text:p text:style-name="P4"><text:span text:style-name="T7">In the shell:</text:span></text:p>
            <text:p text:style-name="P4"><text:span text:style-name="T7"/></text:p>
            <text:p text:style-name="P4"><text:span text:style-name="T7">$ myprogram –type people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24.803cm" svg:x="1.471cm" svg:y="0cm" presentation:class="subtitle" presentation:user-transformed="true">
          <draw:text-box>
            <text:p text:style-name="P4"><text:span text:style-name="T4">In the Perl program "myprogram":</text:span></text:p>
            <text:p text:style-name="P4"><text:span text:style-name="T6"/></text:p>
            <text:p text:style-name="P4"><text:span text:style-name="T6"><text:s text:c="2"/></text:span><text:span text:style-name="T6">use Getopt::Complete (</text:span></text:p>
            <text:p text:style-name="P4"><text:span text:style-name="T6"><text:s text:c="4"/></text:span><text:span text:style-name="T6">type =&gt; [’names’,’places’,’things’],</text:span></text:p>
            <text:p text:style-name="P4"><text:span text:style-name="T6"><text:s text:c="4"/></text:span></text:p>
            <text:p text:style-name="P4"><text:span text:style-name="T6"><text:s text:c="4"/></text:span><text:span text:style-name="T6">instance =&gt; sub {</text:span></text:p>
            <text:p text:style-name="P4"><text:span text:style-name="T6"><text:s text:c="6"/></text:span><text:span text:style-name="T6">my ($command, $value, $option, $other_opts) = @_;</text:span></text:p>
            <text:p text:style-name="P4"><text:span text:style-name="T6"><text:s text:c="4"/></text:span></text:p>
            <text:p text:style-name="P4"><text:span text:style-name="T6"><text:s text:c="6"/></text:span><text:span text:style-name="T6">if ($other_opts{type} eq ’names’) {</text:span></text:p>
            <text:p text:style-name="P4"><text:span text:style-name="T6"><text:s text:c="8"/></text:span><text:span text:style-name="T6">return [qw/larry moe curly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places’) {</text:span></text:p>
            <text:p text:style-name="P4"><text:span text:style-name="T6"><text:s text:c="8"/></text:span><text:span text:style-name="T6">return [qw/here there everywhere/],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if ($other_opts{type} eq ’things’) {</text:span></text:p>
            <text:p text:style-name="P4"><text:span text:style-name="T6"><text:s text:c="8"/></text:span><text:span text:style-name="T6">return [ query_database_matching("${value}%") ]</text:span></text:p>
            <text:p text:style-name="P4"><text:span text:style-name="T6"><text:s text:c="6"/></text:span><text:span text:style-name="T6">}</text:span></text:p>
            <text:p text:style-name="P4"><text:span text:style-name="T6"><text:s text:c="6"/></text:span><text:span text:style-name="T6">else {</text:span></text:p>
            <text:p text:style-name="P4"><text:span text:style-name="T6"><text:s text:c="8"/></text:span><text:span text:style-name="T6"># invalid type: no matches</text:span></text:p>
            <text:p text:style-name="P4"><text:span text:style-name="T6"><text:s text:c="8"/></text:span><text:span text:style-name="T6">return []</text:span></text:p>
            <text:p text:style-name="P4"><text:span text:style-name="T6"><text:s text:c="6"/></text:span><text:span text:style-name="T6">}</text:span></text:p>
            <text:p text:style-name="P4"><text:span text:style-name="T6"><text:s text:c="4"/></text:span><text:span text:style-name="T6">},</text:span></text:p>
            <text:p text:style-name="P4"><text:span text:style-name="T6"/></text:p>
            <text:p text:style-name="P4"><text:span text:style-name="T6"><text:s text:c="2"/></text:span><text:span text:style-name="T6">);</text:span></text:p>
            <text:p text:style-name="P4"><text:span text:style-name="T6"/></text:p>
            <text:p text:style-name="P4"><text:span text:style-name="T7">In the shell:</text:span></text:p>
            <text:p text:style-name="P4"><text:span text:style-name="T7"/></text:p>
            <text:p text:style-name="P4"><text:span text:style-name="T7">$ myprogram –type people –instance &lt;TAB&gt;</text:span></text:p>
            <text:p text:style-name="P4"><text:span text:style-name="T7">curly larry moe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7"><text:span text:style-name="T6">In the Perl program "myprogram":</text:span></text:p>
            <text:p text:style-name="P7"><text:span text:style-name="T6"/></text:p>
            <text:p text:style-name="P7"><text:span text:style-name="T6"><text:s text:c="3"/></text:span><text:span text:style-name="T6">use Getopt::Complete (</text:span></text:p>
            <text:p text:style-name="P7"><text:span text:style-name="T6"><text:s text:c="7"/></text:span><text:span text:style-name="T6">'&gt;dog' =&gt; [</text:span></text:p>
            <text:p text:style-name="P7"><text:span text:style-name="T6"><text:s text:c="11"/></text:span><text:span text:style-name="T6">'&gt;bark' =&gt; [</text:span></text:p>
            <text:p text:style-name="P7"><text:span text:style-name="T6"><text:s text:c="15"/></text:span><text:span text:style-name="T6">'ferocity' <text:s/>=&gt; ['yip','wail','ruf','grrrr'], </text:span></text:p>
            <text:p text:style-name="P7"><text:span text:style-name="T6"><text:s text:c="15"/></text:span><text:span text:style-name="T6">'count' <text:s/>=&gt; ['1','2','one too many'], </text:span></text:p>
            <text:p text:style-name="P7"><text:span text:style-name="T6"><text:s text:c="11"/></text:span><text:span text:style-name="T6">], <text:s/></text:span></text:p>
            <text:p text:style-name="P7"><text:span text:style-name="T6"><text:s text:c="11"/></text:span><text:span text:style-name="T6">'&gt;drool' =&gt; [</text:span></text:p>
            <text:p text:style-name="P7"><text:span text:style-name="T6"><text:s text:c="15"/></text:span><text:span text:style-name="T6">'buckets=n' =&gt; undef, </text:span></text:p>
            <text:p text:style-name="P7"><text:span text:style-name="T6"><text:s text:c="15"/></text:span><text:span text:style-name="T6">'lick' <text:s text:c="5"/>=&gt; 'users', </text:span></text:p>
            <text:p text:style-name="P7"><text:span text:style-name="T6"><text:s text:c="11"/></text:span><text:span text:style-name="T6">], <text:s/></text:span></text:p>
            <text:p text:style-name="P7"><text:span text:style-name="T6"><text:s text:c="11"/></text:span><text:span text:style-name="T6">'list!' =&gt; undef,</text:span></text:p>
            <text:p text:style-name="P7"><text:span text:style-name="T6"><text:s text:c="7"/></text:span><text:span text:style-name="T6">], <text:s/></text:span></text:p>
            <text:p text:style-name="P7"><text:span text:style-name="T6"><text:s text:c="7"/></text:span><text:span text:style-name="T6">'&gt;cat' =&gt; [</text:span></text:p>
            <text:p text:style-name="P7"><text:span text:style-name="T6"><text:s text:c="11"/></text:span><text:span text:style-name="T6">'&gt;purr' =&gt; [], </text:span></text:p>
            <text:p text:style-name="P7"><text:span text:style-name="T6"><text:s text:c="11"/></text:span><text:span text:style-name="T6">'&gt;meow' =&gt; [ </text:span></text:p>
            <text:p text:style-name="P7"><text:span text:style-name="T6"><text:s text:c="15"/></text:span><text:span text:style-name="T6">'volume=n' =&gt; undef,</text:span></text:p>
            <text:p text:style-name="P7"><text:span text:style-name="T6"><text:s text:c="15"/></text:span><text:span text:style-name="T6">'bass' =&gt; ['low','medium','high'],</text:span></text:p>
            <text:p text:style-name="P7"><text:span text:style-name="T6"><text:s text:c="11"/></text:span><text:span text:style-name="T6">] <text:s text:c="2"/></text:span></text:p>
            <text:p text:style-name="P7"><text:span text:style-name="T6"><text:s text:c="7"/></text:span><text:span text:style-name="T6">], <text:s/></text:span></text:p>
            <text:p text:style-name="P7"><text:span text:style-name="T6"><text:s text:c="3"/></text:span><text:span text:style-name="T6">);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&lt;TAB&gt;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</text:span></text:p>
            <text:p text:style-name="P4"><text:span text:style-name="T6"><text:s/></text:span><text:span text:style-name="T6">cat dog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dog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dog &lt;TAB&gt;</text:span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017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dog</text:span></text:p>
            <text:p text:style-name="P4"><text:span text:style-name="T6"><text:s/></text:span><text:span text:style-name="T6">bark drool</text:span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017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dog b&lt;TAB&gt;</text:span></text:p>
            <text:p text:style-name="P4"><text:span text:style-name="T6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017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dog bark</text:span></text:p>
            <text:p text:style-name="P4"><text:span text:style-name="T6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017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dog bark --&lt;TAB&gt;</text:span></text:p>
            <text:p text:style-name="P4"><text:span text:style-name="T6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58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dog bark –</text:span></text:p>
            <text:p text:style-name="P4"><text:span text:style-name="T6"><text:s/></text:span><text:span text:style-name="T6">--count --ferocity</text:span></text:p>
            <text:p text:style-name="P4"><text:span text:style-name="T6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58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dog bark –count 1 --f&lt;TAB&gt;</text:span></text:p>
            <text:p text:style-name="P4"><text:span text:style-name="T6"/></text:p>
            <text:p text:style-name="P4"><text:span text:style-name="T6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58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dog bark –count 1 –ferocity &lt;TAB&gt;</text:span></text:p>
            <text:p text:style-name="P4"><text:span text:style-name="T6"/></text:p>
            <text:p text:style-name="P4"><text:span text:style-name="T6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9.143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dog bark –count 1 –ferocity</text:span></text:p>
            <text:p text:style-name="P4"><text:span text:style-name="T6"><text:s/></text:span><text:span text:style-name="T6">grrr ruf wail yip</text:span></text:p>
            <text:p text:style-name="P4"><text:span text:style-name="T6"/></text:p>
            <text:p text:style-name="P4"><text:span text:style-name="T6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9.143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In the shell:</text:span></text:p>
            <text:p text:style-name="P4"><text:span text:style-name="T6"><text:s/></text:span></text:p>
            <text:p text:style-name="P4"><text:span text:style-name="T6"><text:s/></text:span><text:span text:style-name="T6">$ myprogram dog bark –count 1 –ferocity ruf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20.832cm" svg:x="1.4cm" svg:y="0.074cm" presentation:class="subtitle" presentation:user-transformed="true">
          <draw:text-box>
            <text:p text:style-name="P4"><text:span text:style-name="T6">In the Perl program "myprogram":</text:span></text:p>
            <text:p text:style-name="P4"><text:span text:style-name="T6"/></text:p>
            <text:p text:style-name="P4"><text:span text:style-name="T6"><text:s text:c="3"/></text:span><text:span text:style-name="T6">use Getopt::Complete (</text:span></text:p>
            <text:p text:style-name="P4"><text:span text:style-name="T6"><text:s text:c="7"/></text:span><text:span text:style-name="T6">'&gt;dog' =&gt; [</text:span></text:p>
            <text:p text:style-name="P4"><text:span text:style-name="T6"><text:s text:c="11"/></text:span><text:span text:style-name="T6">'&gt;bark' =&gt; [</text:span></text:p>
            <text:p text:style-name="P4"><text:span text:style-name="T6"><text:s text:c="15"/></text:span><text:span text:style-name="T6">'ferocity' <text:s/>=&gt; ['yip','wail','ruf','grrrr'], </text:span></text:p>
            <text:p text:style-name="P4"><text:span text:style-name="T6"><text:s text:c="15"/></text:span><text:span text:style-name="T6">'count' <text:s/>=&gt; ['1','2','one too many']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&gt;drool' =&gt; [</text:span></text:p>
            <text:p text:style-name="P4"><text:span text:style-name="T6"><text:s text:c="15"/></text:span><text:span text:style-name="T6">'buckets=n' =&gt; undef, </text:span></text:p>
            <text:p text:style-name="P4"><text:span text:style-name="T6"><text:s text:c="15"/></text:span><text:span text:style-name="T6">'lick' <text:s text:c="5"/>=&gt; 'users', </text:span></text:p>
            <text:p text:style-name="P4"><text:span text:style-name="T6"><text:s text:c="11"/></text:span><text:span text:style-name="T6">], <text:s/></text:span></text:p>
            <text:p text:style-name="P4"><text:span text:style-name="T6"><text:s text:c="11"/></text:span><text:span text:style-name="T6">'list!' =&gt; undef,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7"/></text:span><text:span text:style-name="T6">'&gt;cat' =&gt; [</text:span></text:p>
            <text:p text:style-name="P4"><text:span text:style-name="T6"><text:s text:c="11"/></text:span><text:span text:style-name="T6">'&gt;purr' =&gt; [], </text:span></text:p>
            <text:p text:style-name="P4"><text:span text:style-name="T6"><text:s text:c="11"/></text:span><text:span text:style-name="T6">'&gt;meow' =&gt; [ </text:span></text:p>
            <text:p text:style-name="P4"><text:span text:style-name="T6"><text:s text:c="15"/></text:span><text:span text:style-name="T6">'volume=n' =&gt; undef,</text:span></text:p>
            <text:p text:style-name="P4"><text:span text:style-name="T6"><text:s text:c="15"/></text:span><text:span text:style-name="T6">'bass' =&gt; ['low','medium','high'],</text:span></text:p>
            <text:p text:style-name="P4"><text:span text:style-name="T6"><text:s text:c="11"/></text:span><text:span text:style-name="T6">] <text:s text:c="2"/></text:span></text:p>
            <text:p text:style-name="P4"><text:span text:style-name="T6"><text:s text:c="7"/></text:span><text:span text:style-name="T6">], <text:s/></text:span></text:p>
            <text:p text:style-name="P4"><text:span text:style-name="T6"><text:s text:c="3"/></text:span><text:span text:style-name="T6">);</text:span></text:p>
            <text:p text:style-name="P4"><text:span text:style-name="T6"/></text:p>
            <text:p text:style-name="P4"><text:span text:style-name="T6"><text:s text:c="3"/></text:span><text:span text:style-name="T6">$ARGS{'&gt;'};</text:span></text:p>
            <text:p text:style-name="P4"><text:span text:style-name="T6"><text:s text:c="3"/></text:span><text:span text:style-name="T6"># [ 'dog', 'bark' ]</text:span></text:p>
            <text:p text:style-name="P4"><text:span text:style-name="T6"/></text:p>
            <text:p text:style-name="P4"><text:span text:style-name="T6"><text:s text:c="3"/></text:span><text:span text:style-name="T6">$ARGS{count}</text:span></text:p>
            <text:p text:style-name="P4"><text:span text:style-name="T6"><text:s text:c="3"/></text:span><text:span text:style-name="T6"># 1</text:span></text:p>
            <text:p text:style-name="P4"><text:span text:style-name="T6"/></text:p>
            <text:p text:style-name="P4"><text:span text:style-name="T6"><text:s text:c="3"/></text:span><text:span text:style-name="T6">$ARGS{ferocity}</text:span></text:p>
            <text:p text:style-name="P4"><text:span text:style-name="T6"><text:s text:c="3"/></text:span><text:span text:style-name="T6"># ruf</text:span></text:p>
            <text:p text:style-name="P4"><text:span text:style-name="T6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 text:style-name="P1"><text:span text:style-name="T1"/></text:p>
            <text:p text:style-name="P1"><text:span text:style-name="T1">Getopt::Complete</text:span></text:p>
            <text:p text:style-name="P1"><text:span text:style-name="T2"/></text:p>
            <text:p text:style-name="P1"><text:span text:style-name="T3">tab-completion for Perl apps</text:span></text:p>
            <text:p text:style-name="P1"><text:span text:style-name="T3"/></text:p>
            <text:p text:style-name="P1"><text:span text:style-name="T3"/></text:p>
            <text:p text:style-name="P1"><text:span text:style-name="T3">Scott Smith</text:span></text:p>
            <text:p text:style-name="P1"><text:span text:style-name="T4"/></text:p>
            <text:p text:style-name="P1"><text:span text:style-name="T4">Genome Center </text:span></text:p>
            <text:p text:style-name="P1"><text:span text:style-name="T4">Washington University School of Medicine</text:span></text:p>
            <text:p text:style-name="P1"><text:span text:style-name="T4"/></text:p>
            <text:p text:style-name="P1"><text:span text:style-name="T5">(see David Dooling's “The Freedom to Cure Cancer” tomorrow at </text:span><text:span text:style-name="T8">10:45</text:span><text:span text:style-name="T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ott Smith</meta:initial-creator>
    <meta:creation-date>2009-07-23T11:22:00</meta:creation-date>
    <meta:editing-duration>PT03H51M51S</meta:editing-duration>
    <meta:editing-cycles>26</meta:editing-cycles>
    <dc:date>2009-07-23T16:16:10</dc:date>
    <dc:creator>Scott Smith</dc:creator>
    <meta:generator>OpenOffice.org/3.1$Unix OpenOffice.org_project/310m11$Build-9399</meta:generator>
    <meta:document-statistic meta:object-count="258"/>
  </office:meta>
</office:document-meta>
</file>